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ＰＬ简报宋" svg:font-family="文鼎ＰＬ简报宋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ＰＬ简报宋" svg:font-family="文鼎ＰＬ简报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简报宋" style:font-size-asian="10.5pt" style:language-asian="zh" style:country-asian="CN" style:font-name-complex="文鼎ＰＬ简报宋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简报宋" style:font-size-asian="10.5pt" style:language-asian="zh" style:country-asian="CN" style:font-name-complex="文鼎ＰＬ简报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鼎ＰＬ简报宋" style:font-family-asian="文鼎ＰＬ简报宋" style:font-family-generic-asian="system" style:font-pitch-asian="variable" style:font-size-asian="14pt" style:font-name-complex="文鼎ＰＬ简报宋" style:font-family-complex="文鼎ＰＬ简报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7:44:05.2109305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